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2.429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3.59cm"/>
    </style:style>
    <style:style style:name="co10" style:family="table-column">
      <style:table-column-properties fo:break-before="auto" style:column-width="4.898cm"/>
    </style:style>
    <style:style style:name="co11" style:family="table-column">
      <style:table-column-properties fo:break-before="auto" style:column-width="1.655cm"/>
    </style:style>
    <style:style style:name="co12" style:family="table-column">
      <style:table-column-properties fo:break-before="auto" style:column-width="2.632cm"/>
    </style:style>
    <style:style style:name="co13" style:family="table-column">
      <style:table-column-properties fo:break-before="auto" style:column-width="3.147cm"/>
    </style:style>
    <style:style style:name="co14" style:family="table-column">
      <style:table-column-properties fo:break-before="auto" style:column-width="3.35cm"/>
    </style:style>
    <style:style style:name="co15" style:family="table-column">
      <style:table-column-properties fo:break-before="auto" style:column-width="1.24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8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2" table:default-cell-style-name="Default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5" table:formula="of:=MAX([.C3:.C13])" office:value-type="float" office:value="0.780957" calcext:value-type="float">
            <text:p>0,780957</text:p>
          </table:table-cell>
          <table:table-cell table:number-columns-repeated="1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</table:table-row>
        <table:table-row table:style-name="ro2">
          <table:table-cell table:style-name="ce2" office:value-type="date" office:date-value="2018-02-21" calcext:value-type="date">
            <text:p>21.02.18</text:p>
          </table:table-cell>
          <table:table-cell table:style-name="ce2"/>
          <table:table-cell table:style-name="ce6" table:formula="of:=AVERAGE([.D3:.F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3" calcext:value-type="date">
            <text:p>23.02.18</text:p>
          </table:table-cell>
          <table:table-cell table:style-name="ce2"/>
          <table:table-cell table:formula="of:=AVERAGE([.D4:.F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3" calcext:value-type="date">
            <text:p>23.02.18</text:p>
          </table:table-cell>
          <table:table-cell table:style-name="ce2"/>
          <table:table-cell table:style-name="ce7" table:formula="of:=AVERAGE([.D5:.F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4" calcext:value-type="date">
            <text:p>24.02.18</text:p>
          </table:table-cell>
          <table:table-cell table:style-name="ce2"/>
          <table:table-cell table:style-name="ce7" table:formula="of:=AVERAGE([.D6:.F6])" office:value-type="float" office:value="0.745766" calcext:value-type="float">
            <text:p>0,745766</text:p>
          </table:table-cell>
          <table:table-cell office:value-type="float" office:value="0.745766" calcext:value-type="float">
            <text:p>0,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2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4" calcext:value-type="date">
            <text:p>24.02.18</text:p>
          </table:table-cell>
          <table:table-cell table:style-name="ce2"/>
          <table:table-cell table:formula="of:=AVERAGE([.D7:.F7])" office:value-type="float" office:value="0.622595" calcext:value-type="float">
            <text:p>0,622595</text:p>
          </table:table-cell>
          <table:table-cell office:value-type="float" office:value="0.622595" calcext:value-type="float">
            <text:p>0,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5" calcext:value-type="date">
            <text:p>25.02.18</text:p>
          </table:table-cell>
          <table:table-cell table:style-name="ce2"/>
          <table:table-cell table:formula="of:=AVERAGE([.D8:.F8])" office:value-type="float" office:value="0.716658" calcext:value-type="float">
            <text:p>0,716658</text:p>
          </table:table-cell>
          <table:table-cell office:value-type="float" office:value="0.716658" calcext:value-type="float">
            <text:p>0,71665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2-26" calcext:value-type="date">
            <text:p>26.02.18</text:p>
          </table:table-cell>
          <table:table-cell table:style-name="ce2"/>
          <table:table-cell table:style-name="ce7" table:formula="of:=AVERAGE([.D9:.F9])" office:value-type="float" office:value="0.775201" calcext:value-type="float">
            <text:p>0,775201</text:p>
          </table:table-cell>
          <table:table-cell office:value-type="float" office:value="0.775201" calcext:value-type="float">
            <text:p>0,775201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2-26" calcext:value-type="date">
            <text:p>26.02.18</text:p>
          </table:table-cell>
          <table:table-cell table:style-name="ce2"/>
          <table:table-cell table:style-name="ce7" table:formula="of:=AVERAGE([.D10:.F10])" office:value-type="float" office:value="0.777504" calcext:value-type="float">
            <text:p>0,777504</text:p>
          </table:table-cell>
          <table:table-cell office:value-type="float" office:value="0.777504" calcext:value-type="float">
            <text:p>0,77750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2" calcext:value-type="date">
            <text:p>02.03.18</text:p>
          </table:table-cell>
          <table:table-cell table:style-name="ce2"/>
          <table:table-cell table:style-name="ce8" table:formula="of:=AVERAGE([.D11:.F11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WAH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2" calcext:value-type="date">
            <text:p>02.03.18</text:p>
          </table:table-cell>
          <table:table-cell table:style-name="ce2"/>
          <table:table-cell table:formula="of:=AVERAGE([.D12:.F12])" office:value-type="float" office:value="0.767472" calcext:value-type="float">
            <text:p>0,767472</text:p>
          </table:table-cell>
          <table:table-cell office:value-type="float" office:value="0.767472" calcext:value-type="float">
            <text:p>0,76747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2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2" calcext:value-type="date">
            <text:p>02.03.18</text:p>
          </table:table-cell>
          <table:table-cell table:style-name="ce2"/>
          <table:table-cell table:formula="of:=AVERAGE([.D13:.F13])" office:value-type="float" office:value="0.761388" calcext:value-type="float">
            <text:p>0,761388</text:p>
          </table:table-cell>
          <table:table-cell office:value-type="float" office:value="0.761388" calcext:value-type="float">
            <text:p>0,7613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6" calcext:value-type="date">
            <text:p>06.03.18</text:p>
          </table:table-cell>
          <table:table-cell table:style-name="ce4" office:value-type="float" office:value="0.743021" calcext:value-type="float">
            <text:p>0,743021</text:p>
          </table:table-cell>
          <table:table-cell table:formula="of:=AVERAGE([.D14:.F14])" office:value-type="float" office:value="0.744121" calcext:value-type="float">
            <text:p>0,744121</text:p>
          </table:table-cell>
          <table:table-cell office:value-type="float" office:value="0.744121" calcext:value-type="float">
            <text:p>0,744121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WAHR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6" calcext:value-type="date">
            <text:p>06.03.18</text:p>
          </table:table-cell>
          <table:table-cell table:style-name="ce4" office:value-type="float" office:value="0.778654" calcext:value-type="float">
            <text:p>0,778654</text:p>
          </table:table-cell>
          <table:table-cell table:style-name="ce9" table:formula="of:=AVERAGE([.D15:.F15])" office:value-type="float" office:value="0.78293" calcext:value-type="float">
            <text:p>0,78293</text:p>
          </table:table-cell>
          <table:table-cell office:value-type="float" office:value="0.78293" calcext:value-type="float">
            <text:p>0,78293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WAH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7" calcext:value-type="date">
            <text:p>07.03.18</text:p>
          </table:table-cell>
          <table:table-cell/>
          <table:table-cell table:formula="of:=AVERAGE([.D16:.F16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WAHR</text:p>
          </table:table-cell>
          <table:table-cell table:style-name="ce12" office:value-type="float" office:value="30" calcext:value-type="float">
            <text:p>30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7" calcext:value-type="date">
            <text:p>07.03.18</text:p>
          </table:table-cell>
          <table:table-cell/>
          <table:table-cell table:formula="of:=AVERAGE([.D17:.F17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WAHR</text:p>
          </table:table-cell>
          <table:table-cell table:style-name="ce7" office:value-type="float" office:value="30" calcext:value-type="float">
            <text:p>30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7" calcext:value-type="date">
            <text:p>07.03.18</text:p>
          </table:table-cell>
          <table:table-cell/>
          <table:table-cell table:formula="of:=AVERAGE([.D18:.F18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0" office:value-type="boolean" office:boolean-value="true" calcext:value-type="boolean">
            <text:p>WAH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12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AVERAGE([.D19:.F19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2" table:number-rows-repeated="23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.00.0000</text:date>, <text:time style:data-style-name="N2" text:time-value="11:02:14.1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1:14:27.954000000</dc:date>
    <meta:editing-duration>PT15H22M12S</meta:editing-duration>
    <meta:editing-cycles>89</meta:editing-cycles>
    <meta:generator>LibreOffice/4.3.7.2$Windows_x86 LibreOffice_project/8a35821d8636a03b8bf4e15b48f59794652c68ba</meta:generator>
    <meta:document-statistic meta:table-count="1" meta:cell-count="245" meta:object-count="0"/>
  </office:meta>
</office:document-meta>
</file>